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>
      <style:table-properties style:width="16.563cm" fo:margin-left="0.014cm" fo:margin-right="0.014cm" table:align="margins" style:writing-mode="lr-tb"/>
    </style:style>
    <style:style style:name="Tableau1.A" style:family="table-column">
      <style:table-column-properties style:column-width="16.563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563cm" fo:margin-left="0.014cm" fo:margin-right="0.014cm" table:align="margins" style:writing-mode="lr-tb"/>
    </style:style>
    <style:style style:name="Tableau2.A" style:family="table-column">
      <style:table-column-properties style:column-width="16.563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51cm" fo:margin-left="0.067cm" table:align="left" style:writing-mode="lr-tb"/>
    </style:style>
    <style:style style:name="Tableau3.A" style:family="table-column">
      <style:table-column-properties style:column-width="16.5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6.591cm" table:align="margins" style:writing-mode="lr-tb"/>
    </style:style>
    <style:style style:name="Tableau4.A" style:family="table-column">
      <style:table-column-properties style:column-width="16.591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6.591cm" table:align="margins" style:writing-mode="lr-tb"/>
    </style:style>
    <style:style style:name="Tableau5.A" style:family="table-column">
      <style:table-column-properties style:column-width="16.591cm" style:rel-column-width="65535*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6.591cm" table:align="margins" style:writing-mode="lr-tb"/>
    </style:style>
    <style:style style:name="Tableau6.A" style:family="table-column">
      <style:table-column-properties style:column-width="16.591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6.591cm" table:align="margins" style:writing-mode="lr-tb"/>
    </style:style>
    <style:style style:name="Tableau7.A" style:family="table-column">
      <style:table-column-properties style:column-width="8.296cm" style:rel-column-width="32767*"/>
    </style:style>
    <style:style style:name="Tableau7.B" style:family="table-column">
      <style:table-column-properties style:column-width="8.296cm" style:rel-column-width="32768*"/>
    </style:style>
    <style:style style:name="Tableau7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style:text-underline-style="none" fo:font-weight="bold" officeooo:paragraph-rsid="000ff752" style:font-weight-asian="bold" style:font-weight-complex="bold"/>
    </style:style>
    <style:style style:name="P8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9" style:family="paragraph" style:parent-style-name="Standard">
      <style:text-properties officeooo:paragraph-rsid="000ff752"/>
    </style:style>
    <style:style style:name="P10" style:family="paragraph" style:parent-style-name="Standard">
      <style:text-properties fo:font-weight="bold" officeooo:paragraph-rsid="000ff752" style:font-weight-asian="bold" style:font-weight-complex="bold"/>
    </style:style>
    <style:style style:name="P11" style:family="paragraph" style:parent-style-name="Standard2">
      <style:text-properties fo:font-weight="bold" style:font-weight-asian="bold" style:font-weight-complex="bold"/>
    </style:style>
    <style:style style:name="P12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1"/>
      <style:text-properties style:font-name="Tahoma1" fo:font-size="14pt" style:text-underline-style="solid" style:text-underline-width="auto" style:text-underline-color="font-color" fo:font-weight="bold" style:font-size-asian="14pt" style:font-weight-asian="bold" style:font-name-complex="Tahoma1" style:font-size-complex="14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ff752"/>
    </style:style>
    <style:style style:name="T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30693296" text:id="ct130693296">
          <text:insertion>
            <office:change-info>
              <dc:creator>Gauthier Bastien</dc:creator>
              <dc:date>2012-03-21T11:22:00</dc:date>
            </office:change-info>
          </text:insertion>
        </text:changed-region>
        <text:changed-region xml:id="ct131164608" text:id="ct131164608">
          <text:insertion>
            <office:change-info>
              <dc:creator>Auteur inconnu</dc:creator>
              <dc:date>2015-10-28T13:17:00</dc:date>
            </office:change-info>
          </text:insertion>
        </text:changed-region>
        <text:changed-region xml:id="ct130713040" text:id="ct130713040">
          <text:insertion>
            <office:change-info>
              <dc:creator>Gauthier Bastien</dc:creator>
              <dc:date>2011-04-15T11:31:00</dc:date>
            </office:change-info>
          </text:insertion>
        </text:changed-region>
        <text:changed-region xml:id="ct131170576" text:id="ct131170576">
          <text:insertion>
            <office:change-info>
              <dc:creator>Auteur inconnu</dc:creator>
              <dc:date>2015-10-28T13:17:00</dc:date>
            </office:change-info>
          </text:insertion>
        </text:changed-region>
        <text:changed-region xml:id="ct131162736" text:id="ct131162736">
          <text:insertion>
            <office:change-info>
              <dc:creator>Gauthier Bastien</dc:creator>
              <dc:date>2011-04-15T11:47:00</dc:date>
            </office:change-info>
          </text:insertion>
        </text:changed-region>
        <text:changed-region xml:id="ct131214416" text:id="ct131214416">
          <text:insertion>
            <office:change-info>
              <dc:creator>Gauthier Bastien</dc:creator>
              <dc:date>2011-04-18T11:37:00</dc:date>
            </office:change-info>
          </text:insertion>
        </text:changed-region>
        <text:changed-region xml:id="ct131191760" text:id="ct131191760">
          <text:insertion>
            <office:change-info>
              <dc:creator>Gauthier Bastien</dc:creator>
              <dc:date>2011-04-18T12:03:00</dc:date>
            </office:change-info>
          </text:insertion>
        </text:changed-region>
        <text:changed-region xml:id="ct131160352" text:id="ct131160352">
          <text:insertion>
            <office:change-info>
              <dc:creator>Auteur inconnu</dc:creator>
              <dc:date>2015-10-28T13:17:00</dc:date>
            </office:change-info>
          </text:insertion>
        </text:changed-region>
        <text:changed-region xml:id="ct131317200" text:id="ct131317200">
          <text:insertion>
            <office:change-info>
              <dc:creator>Gauthier Bastien</dc:creator>
              <dc:date>2011-04-18T11:44:00</dc:date>
            </office:change-info>
          </text:insertion>
        </text:changed-region>
        <text:changed-region xml:id="ct131167984" text:id="ct131167984">
          <text:insertion>
            <office:change-info>
              <dc:creator>Gauthier Bastien</dc:creator>
              <dc:date>2011-04-18T12:18:00</dc:date>
            </office:change-info>
          </text:insertion>
        </text:changed-region>
        <text:changed-region xml:id="ct130694304" text:id="ct130694304">
          <text:insertion>
            <office:change-info>
              <dc:creator>Gauthier Bastien</dc:creator>
              <dc:date>2011-04-18T12:19:00</dc:date>
            </office:change-info>
          </text:insertion>
        </text:changed-region>
        <text:changed-region xml:id="ct131223216" text:id="ct131223216">
          <text:insertion>
            <office:change-info>
              <dc:creator>Auteur inconnu</dc:creator>
              <dc:date>2015-10-28T13:18:00</dc:date>
            </office:change-info>
          </text:insertion>
        </text:changed-region>
        <text:changed-region xml:id="ct131318656" text:id="ct131318656">
          <text:insertion>
            <office:change-info>
              <dc:creator>Gauthier Bastien</dc:creator>
              <dc:date>2011-04-18T11:55:00</dc:date>
            </office:change-info>
          </text:insertion>
        </text:changed-region>
        <text:changed-region xml:id="ct131256800" text:id="ct131256800">
          <text:insertion>
            <office:change-info>
              <dc:creator>Gauthier Bastien</dc:creator>
              <dc:date>2013-01-18T12:34:00</dc:date>
            </office:change-info>
          </text:insertion>
        </text:changed-region>
        <text:changed-region xml:id="ct131135104" text:id="ct131135104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31520176" text:id="ct131520176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31158688" text:id="ct131158688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31452112" text:id="ct131452112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31173536" text:id="ct131173536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30445344" text:id="ct130445344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130444720" text:id="ct130444720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131627536" text:id="ct131627536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131643296" text:id="ct131643296">
          <text:insertion>
            <office:change-info>
              <dc:creator>Gauthier Bastien</dc:creator>
              <dc:date>2013-01-18T12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éance du <text:change-start text:change-id="ct130693296"/>self.Title()<text:change-end text:change-id="ct130693296"/></text:p>
      <text:p text:style-name="P8"/>
      <text:p text:style-name="P3">ORDRE DU JOUR</text:p>
      <text:p text:style-name="Standard"/>
      <text:p text:style-name="P3">Séance publique 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9"><office:annotation><dc:date>2007-09-24T00:00:00</dc:date><text:p>do row for item in self.adapted().getPrintableItems(itemUids, privacy='public', oralQuestion=False)</text:p></office:annotation><text:change-start text:change-id="ct131164608"/>item.getItemNumber(relativeTo='meeting', <text:span text:style-name="T2">for_display=True</text:span>)<text:change-end text:change-id="ct131164608"/>. <text:change-start text:change-id="ct130713040"/>item.Title()<text:change-end text:change-id="ct130713040"/></text:p>
          </table:table-cell>
        </table:table-row>
      </table:table>
      <text:p text:style-name="Standard"/>
      <text:p text:style-name="P3">Séance à huis clos 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9"><office:annotation><dc:date>2007-09-24T00:00:00</dc:date><text:p>do row for item in self.adapted().getPrintableItems(itemUids, privacy='secret', oralQuestion=False)</text:p></office:annotation><text:change-start text:change-id="ct131170576"/>item.getItemNumber(relativeTo='meeting', <text:span text:style-name="T2">for_display=True</text:span>)<text:change-end text:change-id="ct131170576"/>. <text:change-start text:change-id="ct131162736"/>item.Title()<text:change-end text:change-id="ct131162736"/></text:p>
          </table:table-cell>
        </table:table-row>
      </table:table>
      <text:p text:style-name="Standard"/>
      <text:p text:style-name="P3">Etaient présents :</text:p>
      <text:p text:style-name="Standard"><office:annotation><dc:creator>Gauthier Bastien</dc:creator><dc:date>2011-04-18T10:10:11</dc:date><text:p text:style-name="P14"><text:span text:style-name="T5">do text</text:span></text:p><text:p text:style-name="P14"><text:span text:style-name="T5">from xhtml(view.printAssembly())</text:span></text:p></office:annotation>Assemblée</text:p>
      <text:p text:style-name="Standard"/>
      <text:p text:style-name="Standard"><office:annotation><dc:creator>Gauthier Bastien</dc:creator><dc:date>2011-04-18T10:10:47</dc:date><text:p text:style-name="P14"><text:span text:style-name="T7">do text if self.getObservations()</text:span></text:p><text:p text:style-name="P14"><text:span text:style-name="T7">from xhtml(view.printXhtml(self, self.getObservations()))</text:span></text:p></office:annotation>Observations sur la séance<text:line-break/></text:p>
      <text:section text:style-name="Sect1" text:name="Section1">
        <text:p text:style-name="Standard"><text:span text:style-name="T1"><office:annotation><dc:creator>Gauthier Bastien</dc:creator><dc:date>2011-04-18T11:35:15</dc:date><text:p text:style-name="P14"><text:span text:style-name="T5">do section if len(</text:span><text:span text:style-name="T8">self.adapted().getPrintableItems(itemUids, listTypes=['late'], oralQuestion=True)) &gt; 0</text:span></text:p></office:annotation></text:span><text:span text:style-name="T1">Questions orales:</text:span>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3"><office:annotation><dc:creator>Gauthier Bastien</dc:creator><dc:date>2011-04-18T10:11:54</dc:date><text:p text:style-name="P14"><text:span text:style-name="T7">do row for item in self.adapted().getPrintableItems(itemUids, listTypes=['late'], oralQuestion=True)</text:span></text:p></office:annotation>De <text:change-start text:change-id="ct131214416"/>item.displayValue(item.listCategories(), item.getCategory())<text:change-end text:change-id="ct131214416"/></text:p>
              <text:p text:style-name="P3"><text:change-start text:change-id="ct131191760"/>item.Title()<text:change-end text:change-id="ct131191760"/></text:p>
              <text:p text:style-name="Standard"><office:annotation><dc:creator>Gauthier Bastien</dc:creator><dc:date>2011-04-18T11:37:54</dc:date><text:p text:style-name="P14"><text:span text:style-name="T7">do text</text:span></text:p><text:p text:style-name="P14"><text:span text:style-name="T7">from xhtml(view.printXhtml(item, item.Description()))</text:span></text:p></office:annotation>Description de la question orale</text:p>
            </table:table-cell>
          </table:table-row>
        </table:table>
        <text:p text:style-name="Standard"/>
        <text:p text:style-name="Standard">Le Conseil accepte. <text:s/>Ces points seront discutés en fin de séance publique.</text:p>
      </text:section>
      <text:p text:style-name="Standard"/>
      <text:p text:style-name="P4">SEANCE PUBLIQUE</text:p>
      <text:section text:style-name="Sect1" text:name="Section2">
        <text:p text:style-name="Standard"><office:annotation><dc:creator>Gauthier Bastien</dc:creator><dc:date>2011-04-18T11:40:28</dc:date><text:p text:style-name="P14"><text:span text:style-name="T5">do section for item in self.adapted().getPrintableItems(itemUids, privacy='public', oralQuestion=False)</text:span></text:p></office:annotation></text:p>
        <table:table table:name="Tableau4" table:style-name="Tableau4">
          <table:table-column table:style-name="Tableau4.A"/>
          <table:table-row>
            <table:table-cell table:style-name="Tableau4.A1" office:value-type="string">
              <text:p text:style-name="P7">OBJET N°<text:change-start text:change-id="ct131160352"/>item.getItemNumber(relativeTo='meeting', <text:span text:style-name="T2">for_display=True</text:span>)<text:change-end text:change-id="ct131160352"/> : <text:change-start text:change-id="ct131317200"/>item.Title()<text:change-end text:change-id="ct131317200"/></text:p>
            </table:table-cell>
          </table:table-row>
        </table:table>
        <text:p text:style-name="Standard"><office:annotation><dc:creator>Gauthier Bastien</dc:creator><dc:date>2011-04-18T11:45:56</dc:date><text:p text:style-name="P14"><text:span text:style-name="T5">do text</text:span></text:p><text:p text:style-name="P14"><text:span text:style-name="T5">from xhtml(view.printXhtml(item, (item.getMotivation(), '&lt;p&gt;&lt;strong&gt;DECIDE:&lt;/strong&gt;&lt;/p&gt;', item.getDecision())))</text:span></text:p></office:annotation>Décision/Délibération</text:p>
        <text:p text:style-name="Standard"/>
        <text:section text:style-name="Sect1" text:name="Section5">
          <text:p text:style-name="P3"><office:annotation><dc:creator>Gauthier Bastien</dc:creator><dc:date>2011-04-18T12:05:04</dc:date><text:p text:style-name="P14"><text:span text:style-name="T5">do section if item.getObservations()</text:span></text:p></office:annotation>Interventions :</text:p>
          <text:p text:style-name="Standard"><office:annotation><dc:creator>Gauthier Bastien</dc:creator><dc:date>2011-04-18T11:47:30</dc:date><text:p text:style-name="P14"><text:span text:style-name="T5">do text</text:span></text:p><text:p text:style-name="P14"><text:span text:style-name="T5">from xhtml(view.printXhtml(item, item.getObservations()))</text:span></text:p></office:annotation>Interventions/Observations</text:p>
        </text:section>
        <text:p text:style-name="Standard"/>
      </text:section>
      <text:section text:style-name="Sect1" text:name="Section3">
        <text:p text:style-name="P6">Le Président de la séance procède à l'examen des questions orales :</text:p>
        <text:p text:style-name="P5"/>
        <text:p text:style-name="P2"><text:span text:style-name="T1"><office:annotation><dc:creator>Gauthier Bastien</dc:creator><dc:date>2011-04-18T11:35:15</dc:date><text:p text:style-name="P14"><text:span text:style-name="T5">do section if len(</text:span><text:span text:style-name="T8">self.adapted().getPrintableItems(itemUids, listTypes=['late'], oralQuestion=True)) &gt; 0</text:span></text:p></office:annotation></text:span><text:span text:style-name="T1">QUESTIONS ORALES<text:line-break/></text:span></text:p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P3"><office:annotation><dc:creator>Gauthier Bastien</dc:creator><dc:date>2011-04-18T10:11:54</dc:date><text:p text:style-name="P14"><text:span text:style-name="T7">do row for item in self.adapted().getPrintableItems(itemUids, listTypes=['late'], oralQuestion=True)</text:span></text:p></office:annotation>De <text:change-start text:change-id="ct131167984"/>item.displayValue(item.listCategories(), item.getCategory())<text:change-end text:change-id="ct131167984"/></text:p>
              <text:p text:style-name="P3"><text:change-start text:change-id="ct130694304"/>item.Title()<text:change-end text:change-id="ct130694304"/></text:p>
              <text:p text:style-name="Standard"><office:annotation><dc:creator>Gauthier Bastien</dc:creator><dc:date>2011-04-18T11:37:54</dc:date><text:p text:style-name="P14"><text:span text:style-name="T7">do text</text:span></text:p><text:p text:style-name="P14"><text:span text:style-name="T7">from xhtml(view.printXhtml(item, item.Description()))</text:span></text:p></office:annotation>Description de la question orale</text:p>
              <text:p text:style-name="Standard"><office:annotation><dc:creator>Gauthier Bastien</dc:creator><dc:date>2011-04-18T11:51:02</dc:date><text:p text:style-name="P14"><text:span text:style-name="T6">do text</text:span></text:p><text:p text:style-name="P14"><text:span text:style-name="T6">from xhtml(view.printXhtml(item, (item.getMotivation(), '&lt;p&gt;&lt;strong&gt;DECIDE:&lt;/strong&gt;&lt;/p&gt;', item.getDecision())))</text:span></text:p></office:annotation>Réponse de la question orale</text:p>
              <text:p text:style-name="P3"><office:annotation><dc:creator>Gauthier Bastien</dc:creator><dc:date>2011-04-18T12:05:04</dc:date><text:p text:style-name="P14"><text:span text:style-name="T5">do text if item.getObservations()</text:span></text:p></office:annotation>Interventions :</text:p>
              <text:p text:style-name="Standard"><office:annotation><dc:creator>Gauthier Bastien</dc:creator><dc:date>2011-04-18T11:51:39</dc:date><text:p text:style-name="P14"><text:span text:style-name="T7">do text</text:span></text:p><text:p text:style-name="P14"><text:span text:style-name="T7">from xhtml(view.printXhtml(item, item.getObservations()))</text:span></text:p></office:annotation>Interventions sur la question orale</text:p>
            </table:table-cell>
          </table:table-row>
        </table:table>
        <text:p text:style-name="Standard"/>
      </text:section>
      <text:p text:style-name="Standard"/>
      <text:p text:style-name="P4">SEANCES A HUIS CLOS</text:p>
      <text:section text:style-name="Sect1" text:name="Section4">
        <text:p text:style-name="Standard"><office:annotation><dc:creator>Gauthier Bastien</dc:creator><dc:date>2011-04-18T11:40:28</dc:date><text:p text:style-name="P14"><text:span text:style-name="T5">do section for item in self.adapted().getPrintableItems(itemUids, privacy='secret', oralQuestion=False)</text:span></text:p></office:annotation></text:p>
        <table:table table:name="Tableau6" table:style-name="Tableau6">
          <table:table-column table:style-name="Tableau6.A"/>
          <table:table-row>
            <table:table-cell table:style-name="Tableau6.A1" office:value-type="string">
              <text:p text:style-name="P10">OBJET N°<text:change-start text:change-id="ct131223216"/>item.getItemNumber(relativeTo='meeting', <text:span text:style-name="T2">for_display=True</text:span>)<text:change-end text:change-id="ct131223216"/> : <text:change-start text:change-id="ct131318656"/>item.Title()<text:change-end text:change-id="ct131318656"/></text:p>
            </table:table-cell>
          </table:table-row>
        </table:table>
        <text:p text:style-name="Standard"><office:annotation><dc:creator>Gauthier Bastien</dc:creator><dc:date>2011-04-18T11:45:56</dc:date><text:p text:style-name="P14"><text:span text:style-name="T6">do text</text:span></text:p><text:p text:style-name="P14"><text:span text:style-name="T6">from xhtml(view.printXhtml(item, (item.getMotivation(), '&lt;p&gt;&lt;strong&gt;DECIDE:&lt;/strong&gt;&lt;/p&gt;', item.getDecision())))</text:span></text:p></office:annotation>Décision/Délibération</text:p>
        <text:p text:style-name="Standard"/>
        <text:p text:style-name="P3"><office:annotation><dc:creator>Gauthier Bastien</dc:creator><dc:date>2011-04-18T12:05:04</dc:date><text:p text:style-name="P14"><text:span text:style-name="T5">do text if item.getObservations()</text:span></text:p></office:annotation>Interventions :</text:p>
        <text:p text:style-name="Standard"><office:annotation><dc:creator>Gauthier Bastien</dc:creator><dc:date>2011-04-18T11:47:30</dc:date><text:p text:style-name="P14"><text:span text:style-name="T5">do text</text:span></text:p><text:p text:style-name="P14"><text:span text:style-name="T5">from xhtml(printXhtml(item, item.getObservations()))</text:span></text:p></office:annotation>Interventions/Observations</text:p>
      </text:section>
      <text:p text:style-name="Standard"/>
      <text:p text:style-name="Standard"/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1"><office:annotation><dc:creator>Gauthier Bastien</dc:creator><dc:date>2013-01-17T14:54:09</dc:date><text:p text:style-name="P14"><text:span text:style-name="T4">do text if self.getSignatures()</text:span></text:p></office:annotation><text:change-start text:change-id="ct131256800"/>self.getSignatures().split('\n')[0]<text:change-end text:change-id="ct131256800"/></text:p>
            <text:p text:style-name="P11"><office:annotation><dc:creator>Gauthier Bastien</dc:creator><dc:date>2013-01-17T15:13:33</dc:date><text:p text:style-name="P14"><text:span text:style-name="T3">do text if not self.getSignatures()</text:span></text:p></office:annotation><text:change-start text:change-id="ct131135104"/>self.getSignatories(theObjects=True)[1].getGender()=='m' and 'Le' or 'La'<text:change-end text:change-id="ct131135104"/> <office:annotation><dc:creator>Gauthier Bastien</dc:creator><dc:date>2013-01-17T15:13:33</dc:date><text:p text:style-name="P14"><text:span text:style-name="T3">do text if not self.getSignatures()</text:span></text:p></office:annotation><text:change-start text:change-id="ct131520176"/>self.getSignatories(theObjects=True)<text:soft-page-break/>[1].getDuty()<text:change-end text:change-id="ct131520176"/></text:p>
          </table:table-cell>
          <table:table-cell table:style-name="Tableau7.A1" office:value-type="string">
            <text:p text:style-name="P12"><office:annotation><dc:creator>Gauthier Bastien</dc:creator><dc:date>2013-01-17T14:54:09</dc:date><text:p text:style-name="P14"><text:span text:style-name="T3">do text if self.getSignatures()</text:span></text:p></office:annotation><text:change-start text:change-id="ct131158688"/>self.getSignatures().split('\n')[2]<text:change-end text:change-id="ct131158688"/></text:p>
            <text:p text:style-name="P12"><office:annotation><dc:creator>Gauthier Bastien</dc:creator><dc:date>2013-01-17T15:13:33</dc:date><text:p text:style-name="P14"><text:span text:style-name="T3">do text if not self.getSignatures()</text:span></text:p></office:annotation><text:change-start text:change-id="ct131452112"/>self.getSignatories(theObjects=True)[0].getGender()=='m' and 'Le' or 'La'<text:change-end text:change-id="ct131452112"/> <office:annotation><dc:creator>Gauthier Bastien</dc:creator><dc:date>2013-01-17T15:13:33</dc:date><text:p text:style-name="P14"><text:span text:style-name="T3">do text if not self.getSignatures()</text:span></text:p></office:annotation><text:change-start text:change-id="ct131173536"/>self.getSignatories(theObjects=True)<text:soft-page-break/>[0].getDuty()<text:change-end text:change-id="ct131173536"/></text:p>
          </table:table-cell>
        </table:table-row>
        <table:table-row>
          <table:table-cell table:style-name="Tableau7.A1" office:value-type="string"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au7.A1" office:value-type="string">
            <text:p text:style-name="P12"/>
          </table:table-cell>
        </table:table-row>
        <table:table-row>
          <table:table-cell table:style-name="Tableau7.A1" office:value-type="string">
            <text:p text:style-name="P11"><office:annotation><dc:creator>Gauthier Bastien</dc:creator><dc:date>2013-01-17T14:54:09</dc:date><text:p text:style-name="P14"><text:span text:style-name="T4">do text if self.getSignatures()</text:span></text:p></office:annotation><text:change-start text:change-id="ct130445344"/>self.getSignatures().split('\n')[1]<text:change-end text:change-id="ct130445344"/></text:p>
            <text:p text:style-name="P11"><office:annotation><dc:creator>Gauthier Bastien</dc:creator><dc:date>2013-01-17T15:13:33</dc:date><text:p text:style-name="P14"><text:span text:style-name="T3">do text if not self.getSignatures()</text:span></text:p></office:annotation><text:change-start text:change-id="ct130444720"/>self.getSignatories(theObjects=True)[1].Title()<text:change-end text:change-id="ct130444720"/></text:p>
          </table:table-cell>
          <table:table-cell table:style-name="Tableau7.A1" office:value-type="string">
            <text:p text:style-name="P12"><office:annotation><dc:creator>Gauthier Bastien</dc:creator><dc:date>2013-01-17T14:54:09</dc:date><text:p text:style-name="P14"><text:span text:style-name="T4">do text if self.getSignatures()</text:span></text:p></office:annotation><text:change-start text:change-id="ct131627536"/>self.getSignatures().split('\n')[3]<text:change-end text:change-id="ct131627536"/></text:p>
            <text:p text:style-name="P12"><office:annotation><dc:creator>Gauthier Bastien</dc:creator><dc:date>2013-01-17T15:13:33</dc:date><text:p text:style-name="P14"><text:span text:style-name="T3">do text if not self.getSignatures()</text:span></text:p></office:annotation><text:change-start text:change-id="ct131643296"/>self.getSignatories(theObjects=True)[0].Title()<text:change-end text:change-id="ct13164329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family="Tahoma" style:font-style-name="Normal" style:font-family-generic="swiss" style:font-pitch="variable" fo:font-size="10pt" fo:language="fr" fo:country="B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Tahoma4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4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4" style:font-family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951cm" fo:margin-right="2.798cm" fo:margin-top="0cm" fo:margin-bottom="0cm" loext:contextual-spacing="false" fo:text-align="justify" style:justify-single-word="false" fo:text-indent="-0.049cm" style:auto-text-indent="false" fo:keep-with-next="always"/>
      <style:text-properties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23cm" fo:margin-right="0cm" fo:margin-top="0.423cm" fo:margin-bottom="0.423cm" loext:contextual-spacing="false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23cm" fo:margin-right="0cm" fo:margin-top="0.423cm" fo:margin-bottom="0.423cm" loext:contextual-spacing="false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01cm" fo:margin-right="1.247cm" fo:margin-top="0cm" fo:margin-bottom="0cm" loext:contextual-spacing="false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-left="4.501cm" fo:margin-right="2.798cm" fo:margin-top="0cm" fo:margin-bottom="0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1" fo:font-family="Tahoma" style:font-family-generic="swiss" style:font-pitch="variable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font-family="Times" style:font-family-generic="roman" style:font-pitch="variable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7z1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0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16cm" fo:margin-left="0cm" fo:margin-right="0cm" fo:margin-top="0.21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une de Sambreville</meta:initial-creator>
    <meta:creation-date>2011-04-05T10:28:00</meta:creation-date>
    <dc:date>2018-06-25T11:19:47.635421881</dc:date>
    <meta:print-date>2011-04-06T15:03:00</meta:print-date>
    <meta:editing-cycles>88</meta:editing-cycles>
    <meta:editing-duration>PT16H28M19S</meta:editing-duration>
    <meta:generator>LibreOffice/5.1.6.2$Linux_X86_64 LibreOffice_project/10m0$Build-2</meta:generator>
    <meta:document-statistic meta:table-count="7" meta:image-count="0" meta:object-count="0" meta:page-count="2" meta:paragraph-count="42" meta:word-count="128" meta:character-count="1537" meta:non-whitespace-character-count="1446"/>
    <meta:user-defined meta:name="_AuthorEmail"/>
    <meta:user-defined meta:name="_AuthorEmailDisplayName"/>
    <meta:user-defined meta:name="_EmailSubject"/>
  </office:meta>
</office:document-meta>
</file>